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text-properties officeooo:paragraph-rsid="001815a6"/>
    </style:style>
    <style:style style:name="P2" style:family="paragraph" style:parent-style-name="Text_20_body">
      <style:text-properties officeooo:rsid="001815a6" officeooo:paragraph-rsid="001815a6"/>
    </style:style>
    <style:style style:name="P3" style:family="paragraph" style:parent-style-name="Text_20_body" style:list-style-name="L2">
      <style:text-properties officeooo:rsid="001815a6" officeooo:paragraph-rsid="001815a6"/>
    </style:style>
    <style:style style:name="P4" style:family="paragraph" style:parent-style-name="Text_20_body" style:list-style-name="L3">
      <style:text-properties officeooo:rsid="001815a6" officeooo:paragraph-rsid="001815a6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1815a6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>
      <style:text-properties officeooo:paragraph-rsid="001815a6"/>
    </style:style>
    <style:style style:name="T1" style:family="text">
      <style:text-properties officeooo:rsid="001815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Emphasis"><text:span text:style-name="Strong_20_Emphasis">On peut passer à la première diapo.</text:span></text:span></text:p>
      <text:p text:style-name="Horizontal_20_Line"/>
      <text:h text:style-name="Heading_20_3" text:outline-level="3">🧩 Diapositive 1 – Titre</text:h>
      <text:p text:style-name="Quotations">Voici donc l’intitulé de notre projet : CollectArt, un projet centré sur la création numérique en collaboration.</text:p>
      <text:p text:style-name="Quotations"/>
      <text:p text:style-name="Horizontal_20_Line"/>
      <text:p text:style-name="Text_20_body"><text:span text:style-name="Emphasis"><text:span text:style-name="Strong_20_Emphasis">Passons maintenant à la diapo suivante pour voir le sommaire.</text:span></text:span></text:p>
      <text:p text:style-name="Horizontal_20_Line"/>
      <text:h text:style-name="Heading_20_3" text:outline-level="3">📋 Diapositive 2 – Sommaire</text:h>
      <text:p text:style-name="Quotations">Voici le <text:span text:style-name="Strong_20_Emphasis">plan de notre présentation</text:span> :<text:line-break/>Nous allons commencer par expliquer le <text:span text:style-name="Strong_20_Emphasis">contexte</text:span> et l’idée de départ.<text:line-break/>Ensuite, on passera à la <text:span text:style-name="Strong_20_Emphasis">réalisation technique et organisationnelle</text:span>.<text:line-break/>Puis, nous vous ferons une <text:span text:style-name="Strong_20_Emphasis">courte démonstration</text:span> du site,<text:line-break/>et enfin, nous conclurons avec un <text:span text:style-name="Strong_20_Emphasis">bilan du projet</text:span>, ses difficultés, et ce qu’on en a retiré.</text:p>
      <text:p text:style-name="Horizontal_20_Line"/>
      <text:p text:style-name="Text_20_body"><text:span text:style-name="Emphasis"><text:span text:style-name="Strong_20_Emphasis">On peut passer à la diapo sur le contexte.</text:span></text:span></text:p>
      <text:p text:style-name="Horizontal_20_Line"/>
      <text:h text:style-name="Heading_20_3" text:outline-level="3">🎨 Diapositive 3 – Contexte</text:h>
      <text:p text:style-name="Quotations">Alors, pourquoi ce projet ?<text:line-break/>On a voulu créer un site qui permet aux utilisateurs de <text:span text:style-name="Strong_20_Emphasis">concevoir ensemble des toiles numériques</text:span>.<text:line-break/>C’est un espace de création mais aussi de <text:span text:style-name="Strong_20_Emphasis">partage</text:span>, de <text:span text:style-name="Strong_20_Emphasis">coédition</text:span>, et <text:span text:style-name="Strong_20_Emphasis">d’interaction</text:span> autour de l’art numérique.</text:p>
      <text:p text:style-name="P12"><text:span text:style-name="T1">D’après ce qu’on a voulu faire lors de la première séance , on s’était mis d’accords sur ce que les </text:span>utilisateurs peuvent <text:span text:style-name="T1">faire</text:span> :</text:p>
      <text:list text:style-name="L2">
        <text:list-item>
          <text:p text:style-name="P3">Créer son compte, se connecter</text:p>
        </text:list-item>
        <text:list-item>
          <text:p text:style-name="P3">Créer ses toiles et les modifier </text:p>
        </text:list-item>
        <text:list-item>
          <text:p text:style-name="P5">Collaborer sur <text:span text:style-name="T1">certaines</text:span> toiles <text:span text:style-name="T1">pour les modifier a plusieurs</text:span></text:p>
        </text:list-item>
        <text:list-item>
          <text:p text:style-name="P6">Explorer celles des autres</text:p>
        </text:list-item>
      </text:list>
      <text:p text:style-name="P12">On a aussi intégré la possibilité de créer des <text:span text:style-name="Strong_20_Emphasis"><text:span text:style-name="T1">toiles de défis</text:span></text:span>, où chacun propose sa création selon un thème précis, et la communauté vote pour la plus réussie <text:span text:style-name="T1">e</text:span>t voter pour les meilleures, ce qui permet de faire un podium, <text:span text:style-name="T1">cependant ces deux fonctionnalités n’ont pas eut le temps de voir le jour...</text:span></text:p>
      <text:p text:style-name="Horizontal_20_Line"/>
      <text:p text:style-name="Text_20_body"><text:soft-page-break/><text:span text:style-name="Emphasis"><text:span text:style-name="Strong_20_Emphasis">Passons à la diapo sur la réalisation technique.</text:span></text:span></text:p>
      <text:p text:style-name="Horizontal_20_Line"/>
      <text:h text:style-name="Heading_20_3" text:outline-level="3">⚙️ Diapositive 4 – Réalisation technique</text:h>
      <text:p text:style-name="Quotations">Pour construire ce site, on a dû mobiliser plusieurs compétences techniques.</text:p>
      <text:p text:style-name="Text_20_body">Par exemple, on a appris à <text:span text:style-name="Strong_20_Emphasis">transformer des données JSON en HTML</text:span>, ce qui était essentiel pour l'affichage dynamique.<text:line-break/>On a utilisé <text:span text:style-name="Strong_20_Emphasis">PHP</text:span> et <text:span text:style-name="Strong_20_Emphasis">CSS</text:span> pour gérer à la fois la logique serveur et l’apparence du site.</text:p>
      <text:p text:style-name="Text_20_body">Ce projet a aussi été l’occasion de réviser des notions comme :</text:p>
      <text:list text:style-name="L3">
        <text:list-item>
          <text:p text:style-name="P7">Le <text:span text:style-name="Strong_20_Emphasis">CRUD</text:span></text:p>
        </text:list-item>
        <text:list-item>
          <text:p text:style-name="P7">Le <text:span text:style-name="Strong_20_Emphasis">DOM</text:span> en JavaScript</text:p>
        </text:list-item>
        <text:list-item>
          <text:p text:style-name="P7">Les formulaires, les requêtes vers le serveur</text:p>
        </text:list-item>
        <text:list-item>
          <text:p text:style-name="P7">Et les bases de données SQL</text:p>
        </text:list-item>
        <text:list-item>
          <text:p text:style-name="P4">Le css ( flex et autre)</text:p>
        </text:list-item>
      </text:list>
      <text:p text:style-name="Horizontal_20_Line"/>
      <text:p text:style-name="Text_20_body"><text:span text:style-name="Emphasis"><text:span text:style-name="Strong_20_Emphasis">On peut passer à la diapo suivante pour parler de l’organisation.</text:span></text:span></text:p>
      <text:p text:style-name="Horizontal_20_Line"/>
      <text:h text:style-name="Heading_20_3" text:outline-level="3">🧑‍🤝‍🧑 Diapositive 5 – Organisation et communication</text:h>
      <text:p text:style-name="P1">Mais réussir ce projet, c’était aussi une question d’<text:span text:style-name="Strong_20_Emphasis">organisation et communication</text:span>.</text:p>
      <text:p text:style-name="Text_20_body">On a utilisé <text:span text:style-name="Strong_20_Emphasis">Discord</text:span> pour faire nos réunions et échanger efficacement.<text:line-break/>Pour le développement, <text:span text:style-name="Strong_20_Emphasis">GitHub</text:span> nous a permis de gérer le code à plusieurs, sans conflits.</text:p>
      <text:p text:style-name="Text_20_body">La base de données a été gérée avec <text:span text:style-name="Strong_20_Emphasis">PhpMyAdmin</text:span>,<text:line-break/>et on a tenu à jour un <text:span text:style-name="Strong_20_Emphasis">fichier Excel</text:span> pour suivre l'avancement : ce qui était fait, ce qui restait, et les problèmes rencontrés.</text:p>
      <text:p text:style-name="Horizontal_20_Line"/>
      <text:p text:style-name="Text_20_body"><text:span text:style-name="Emphasis"><text:span text:style-name="Strong_20_Emphasis">Passons maintenant à la démonstration du site.</text:span></text:span></text:p>
      <text:p text:style-name="Horizontal_20_Line"/>
      <text:h text:style-name="Heading_20_3" text:outline-level="3">💻 Diapositive 6 – Démonstration</text:h>
      <text:p text:style-name="Quotations">Voici le lien vers notre site :<text:line-break/>➡️ https://l1.dptinfo-usmb.fr/~grp5/</text:p>
      <text:p text:style-name="Text_20_body">Sur cette page, vous pouvez tester toutes les fonctionnalités :<text:line-break/>Créer ou modifier une toile, consulter les œuvres, participer à un défi, et voter.</text:p>
      <text:p text:style-name="Horizontal_20_Line"/>
      <text:p text:style-name="Text_20_body"><text:span text:style-name="Emphasis"><text:span text:style-name="Strong_20_Emphasis">On peut maintenant passer à la conclusion.</text:span></text:span></text:p>
      <text:p text:style-name="Horizontal_20_Line"><text:soft-page-break/></text:p>
      <text:h text:style-name="Heading_20_3" text:outline-level="3">✅ Diapositive 7 – Conclusion</text:h>
      <text:p text:style-name="Quotations">Ce projet nous a permis de <text:span text:style-name="Strong_20_Emphasis">mettre en pratique tout ce qu’on a appris</text:span>.<text:line-break/>C’était un travail complet, proche des conditions réelles en entreprise, avec une vraie répartition des rôles et des outils collaboratifs.</text:p>
      <text:p text:style-name="Horizontal_20_Line"/>
      <text:p text:style-name="Text_20_body"><text:span text:style-name="Emphasis"><text:span text:style-name="Strong_20_Emphasis">Passons à la diapo sur les difficultés rencontrées.</text:span></text:span></text:p>
      <text:p text:style-name="Horizontal_20_Line"/>
      <text:h text:style-name="Heading_20_3" text:outline-level="3">⚠️ Diapositive 8 – Difficultés et solutions</text:h>
      <text:p text:style-name="Quotations">Bien sûr, on a rencontré des <text:span text:style-name="Strong_20_Emphasis">difficultés</text:span>, comme :</text:p>
      <text:list text:style-name="L4">
        <text:list-item>
          <text:p text:style-name="P8">Le <text:span text:style-name="Strong_20_Emphasis">rangement des fichiers</text:span></text:p>
        </text:list-item>
        <text:list-item>
          <text:p text:style-name="P8">La <text:span text:style-name="Strong_20_Emphasis">répartition du travail</text:span></text:p>
        </text:list-item>
        <text:list-item>
          <text:p text:style-name="P8">Ou encore la <text:span text:style-name="Strong_20_Emphasis">coordination entre nous</text:span></text:p>
        </text:list-item>
      </text:list>
      <text:p text:style-name="Text_20_body">Mais on a su <text:span text:style-name="Strong_20_Emphasis">trouver des solutions</text:span>, par exemple en :</text:p>
      <text:list text:style-name="L5">
        <text:list-item>
          <text:p text:style-name="P9">Faisant des réunions régulières</text:p>
        </text:list-item>
        <text:list-item>
          <text:p text:style-name="P9">Clarifiant les tâches de chacun</text:p>
        </text:list-item>
        <text:list-item>
          <text:p text:style-name="P9">Et en documentant mieux notre travail</text:p>
        </text:list-item>
      </text:list>
      <text:p text:style-name="Horizontal_20_Line"/>
      <text:p text:style-name="Text_20_body"><text:span text:style-name="Emphasis"><text:span text:style-name="Strong_20_Emphasis">Et enfin, la dernière diapo : ce que ce projet nous a apporté.</text:span></text:span></text:p>
      <text:p text:style-name="Horizontal_20_Line"/>
      <text:h text:style-name="Heading_20_3" text:outline-level="3">💪 Diapositive 9 – Forces et apprentissages</text:h>
      <text:p text:style-name="Quotations">Ce projet a mis en lumière plusieurs <text:span text:style-name="Strong_20_Emphasis">forces de notre groupe</text:span> :</text:p>
      <text:list text:style-name="L6">
        <text:list-item>
          <text:p text:style-name="P10">On voulait tous rendre un site fonctionnel et bien fini</text:p>
        </text:list-item>
        <text:list-item>
          <text:p text:style-name="P10">On a bien utilisé les outils comme <text:span text:style-name="Strong_20_Emphasis">GitHub</text:span> et <text:span text:style-name="Strong_20_Emphasis">VSCode</text:span></text:p>
        </text:list-item>
        <text:list-item>
          <text:p text:style-name="P10">Et on a su nous adapter rapidement</text:p>
        </text:list-item>
      </text:list>
      <text:p text:style-name="Text_20_body">On a aussi beaucoup appris :</text:p>
      <text:list text:style-name="L7">
        <text:list-item>
          <text:p text:style-name="P11">À <text:span text:style-name="Strong_20_Emphasis">travailler en équipe</text:span></text:p>
        </text:list-item>
        <text:list-item>
          <text:p text:style-name="P11">À <text:span text:style-name="Strong_20_Emphasis">gérer un projet</text:span> du début à la fin</text:p>
        </text:list-item>
        <text:list-item>
          <text:p text:style-name="P11">Et à <text:span text:style-name="Strong_20_Emphasis">maîtriser les technologies web</text:span> et la base de données</text:p>
        </text:list-item>
      </text:list>
      <text:p text:style-name="Horizontal_20_Line"/>
      <text:p text:style-name="Quotations">Voilà pour notre présentation, merci pour votre attention,<text:line-break/>et si vous avez des questions, on y répond avec plaisir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09:50:01.271000000</meta:creation-date>
    <dc:date>2025-05-01T10:46:47.608000000</dc:date>
    <meta:editing-duration>PT56M46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58" meta:word-count="713" meta:character-count="4072" meta:non-whitespace-character-count="3428"/>
  </office:meta>
</office:document-meta>
</file>